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closing_stock(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+get_opening_stock_value(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ansaction_qty(line['id'],%20line['material_issue_id'],%20line['doc_type'])" xlink:type="simple">qty</text:a></text:p>
          </table:table-cell>
          <table:table-cell table:style-name="ce15" office:value-type="string">
            <text:p><text:a xlink:href="python://stock_value(get_line_stock_value(line['id'],%20line['material_issue_id'],%20line['doc_type']))" xlink:type="simple">value</text:a></text:p>
          </table:table-cell>
          <table:table-cell table:style-name="ce15" office:value-type="string">
            <text:p><text:a xlink:href="python://get_line_current_material(stock_value(get_line_stock_value(line['id'],%20line['material_issue_id'],%20line['doc_type'])))" xlink:type="simple">current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04T11:30:38</dc:date>
    <dc:creator>phuoc </dc:creator>
    <meta:editing-duration>PT11H14M49S</meta:editing-duration>
    <meta:editing-cycles>106</meta:editing-cycles>
    <meta:document-statistic meta:table-count="3" meta:cell-count="35" meta:object-count="0"/>
  </office:meta>
</office:document-meta>
</file>